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3f2" officeooo:paragraph-rsid="0008d3f2"/>
    </style:style>
    <style:style style:name="T1" style:family="text">
      <style:text-properties officeooo:rsid="0009e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o tcc final <text:s text:c="2"/><text:span text:style-name="T1">jfdsoaijfsjdsakfçsajdç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39:04.163444583</meta:creation-date>
    <dc:date>2015-03-02T21:49:38.778353043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5" meta:character-count="50" meta:non-whitespace-character-count="44"/>
  </office:meta>
</office:document-meta>
</file>